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28pt" officeooo:rsid="00125db0" officeooo:paragraph-rsid="00125db0" style:font-size-asian="28pt" style:font-name-complex="Lucida Console" style:font-size-complex="28pt"/>
    </style:style>
    <style:style style:name="P2" style:family="paragraph" style:parent-style-name="Standard">
      <style:paragraph-properties fo:text-align="end" style:justify-single-word="false"/>
      <style:text-properties style:font-name="Calibri" officeooo:paragraph-rsid="00125db0" style:font-name-complex="Calibri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125db0" style:font-name-complex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paragraph-rsid="00125db0" style:font-size-asian="36pt" style:font-name-complex="Calibri" style:font-size-complex="36pt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Calibri" officeooo:paragraph-rsid="00125db0" style:font-name-complex="Calibri"/>
    </style:style>
    <style:style style:name="T1" style:family="text">
      <style:text-properties officeooo:rsid="00125db0"/>
    </style:style>
    <style:style style:name="T2" style:family="text">
      <style:text-properties officeooo:rsid="001542fc"/>
    </style:style>
    <style:style style:name="T3" style:family="text">
      <style:text-properties officeooo:rsid="001a6a96"/>
    </style:style>
    <style:style style:name="T4" style:family="text">
      <style:text-properties officeooo:rsid="001be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ddie Gurnee</text:p>
      <text:p text:style-name="P2">E01020445</text:p>
      <text:p text:style-name="P2">COSC 3<text:span text:style-name="T1">4</text:span>1</text:p>
      <text:p text:style-name="P2"><text:span text:style-name="T3">4</text:span>/<text:span text:style-name="T3">09</text:span>/201<text:span text:style-name="T1">5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COSC 3<text:span text:style-name="T1">4</text:span>1</text:p>
      <text:p text:style-name="P4">Project <text:span text:style-name="T3">6</text:span></text:p>
      <text:p text:style-name="P1"><text:span text:style-name="T2">Haskell</text:span>: <text:span text:style-name="T4">Learn You Far More Haskell for You and Your Friends for Greatest Go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22:27.664585000</meta:creation-date>
    <dc:date>2015-04-09T07:53:43.001329000</dc:date>
    <meta:editing-duration>PT6M52S</meta:editing-duration>
    <meta:editing-cycles>9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7" meta:word-count="24" meta:character-count="133" meta:non-whitespace-character-count="116"/>
  </office:meta>
</office:document-meta>
</file>